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ingCachingProcessingPipeline.addTransformer( String role , String source , Parameters param , Parameters hintPa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filingCachingProcessingPipeline.processXMLPipeline( Environment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filingCachingProcessingPipeline.setReader( String role , String source , Parameters param , String mi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ingCachingProcessingPipeline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filingCachingProcessingPipeline.process( Environment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filingCachingProcessingPipeline.connect( Environment environment , XMLProducer producer ,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ingCachingProcessingPipeline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ingCachingProcessingPipeline.setupPipeline( Environment environ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ProfilingCachingProcessingPipeline.processReader( Environment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filingCachingProcessingPipeline.setSerializer( String role , String source , Parameters param , Parameters hintParam , String mi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ingCachingProcessingPipeline.setGenerator( String role , String source , Parameters param , Parameters hintPar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ingCachingProcessingPipeline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